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5pt"/>
    </style:style>
    <style:style style:name="co2" style:family="table-column">
      <style:table-column-properties fo:break-before="auto" style:column-width="60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table table:name="exp_bior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 table:number-columns-spanned="2" table:number-rows-spanned="1">
            <text:p>Individual Slices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<text:s/></text:p>
          </table:table-cell>
          <table:covered-table-cell office:value-type="string" calcext:value-type="string">
            <text:p><text:s text:c="2"/></text:p>
          </table:covered-table-cell>
        </table:table-row>
        <table:table-row table:style-name="ro1">
          <table:table-cell table:style-name="ce1" office:value-type="string" calcext:value-type="string">
            <text:p>128 to 1</text:p>
          </table:table-cell>
          <table:table-cell table:number-columns-repeated="3"/>
          <table:table-cell office:value-type="string" calcext:value-type="string">
            <text:p>128 to 1</text:p>
          </table:table-cell>
          <table: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 table:number-columns-repeated="2"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office:value-type="float" office:value="0.374625" calcext:value-type="float">
            <text:p>0.374625</text:p>
          </table:table-cell>
          <table:table-cell office:value-type="float" office:value="7.62584" calcext:value-type="float">
            <text:p>7.62584</text:p>
          </table:table-cell>
          <table:table-cell table:number-columns-repeated="2"/>
          <table:table-cell office:value-type="float" office:value="1.54423" calcext:value-type="float">
            <text:p>1.54423</text:p>
          </table:table-cell>
          <table:table-cell office:value-type="float" office:value="156.408" calcext:value-type="float">
            <text:p>156.408</text:p>
          </table:table-cell>
        </table:table-row>
        <table:table-row table:style-name="ro1">
          <table:table-cell office:value-type="float" office:value="0.331622" calcext:value-type="float">
            <text:p>0.331622</text:p>
          </table:table-cell>
          <table:table-cell office:value-type="float" office:value="5.72562" calcext:value-type="float">
            <text:p>5.72562</text:p>
          </table:table-cell>
          <table:table-cell table:number-columns-repeated="2"/>
          <table:table-cell office:value-type="float" office:value="1.52269" calcext:value-type="float">
            <text:p>1.52269</text:p>
          </table:table-cell>
          <table:table-cell office:value-type="float" office:value="96.6816" calcext:value-type="float">
            <text:p>96.6816</text:p>
          </table:table-cell>
        </table:table-row>
        <table:table-row table:style-name="ro1">
          <table:table-cell office:value-type="float" office:value="0.308093" calcext:value-type="float">
            <text:p>0.308093</text:p>
          </table:table-cell>
          <table:table-cell office:value-type="float" office:value="5.06428" calcext:value-type="float">
            <text:p>5.06428</text:p>
          </table:table-cell>
          <table:table-cell table:number-columns-repeated="2"/>
          <table:table-cell office:value-type="float" office:value="1.28541" calcext:value-type="float">
            <text:p>1.28541</text:p>
          </table:table-cell>
          <table:table-cell office:value-type="float" office:value="233.741" calcext:value-type="float">
            <text:p>233.741</text:p>
          </table:table-cell>
        </table:table-row>
        <table:table-row table:style-name="ro1">
          <table:table-cell office:value-type="float" office:value="0.291174" calcext:value-type="float">
            <text:p>0.291174</text:p>
          </table:table-cell>
          <table:table-cell office:value-type="float" office:value="5.85046" calcext:value-type="float">
            <text:p>5.85046</text:p>
          </table:table-cell>
          <table:table-cell table:number-columns-repeated="2"/>
          <table:table-cell office:value-type="float" office:value="1.25146" calcext:value-type="float">
            <text:p>1.25146</text:p>
          </table:table-cell>
          <table:table-cell office:value-type="float" office:value="75.6613" calcext:value-type="float">
            <text:p>75.6613</text:p>
          </table:table-cell>
        </table:table-row>
        <table:table-row table:style-name="ro1">
          <table:table-cell office:value-type="float" office:value="0.274368" calcext:value-type="float">
            <text:p>0.274368</text:p>
          </table:table-cell>
          <table:table-cell office:value-type="float" office:value="4.47801" calcext:value-type="float">
            <text:p>4.47801</text:p>
          </table:table-cell>
          <table:table-cell table:number-columns-repeated="2"/>
          <table:table-cell office:value-type="float" office:value="1.12725" calcext:value-type="float">
            <text:p>1.12725</text:p>
          </table:table-cell>
          <table:table-cell office:value-type="float" office:value="63.6296" calcext:value-type="float">
            <text:p>63.6296</text:p>
          </table:table-cell>
        </table:table-row>
        <table:table-row table:style-name="ro1">
          <table:table-cell office:value-type="float" office:value="0.259984" calcext:value-type="float">
            <text:p>0.259984</text:p>
          </table:table-cell>
          <table:table-cell office:value-type="float" office:value="4.52785" calcext:value-type="float">
            <text:p>4.52785</text:p>
          </table:table-cell>
          <table:table-cell table:number-columns-repeated="2"/>
          <table:table-cell office:value-type="float" office:value="1.10077" calcext:value-type="float">
            <text:p>1.10077</text:p>
          </table:table-cell>
          <table:table-cell office:value-type="float" office:value="51.0386" calcext:value-type="float">
            <text:p>51.0386</text:p>
          </table:table-cell>
        </table:table-row>
        <table:table-row table:style-name="ro1">
          <table:table-cell office:value-type="float" office:value="0.250572" calcext:value-type="float">
            <text:p>0.250572</text:p>
          </table:table-cell>
          <table:table-cell office:value-type="float" office:value="4.94812" calcext:value-type="float">
            <text:p>4.94812</text:p>
          </table:table-cell>
          <table:table-cell table:number-columns-repeated="2"/>
          <table:table-cell office:value-type="float" office:value="1.01027" calcext:value-type="float">
            <text:p>1.01027</text:p>
          </table:table-cell>
          <table:table-cell office:value-type="float" office:value="44.1824" calcext:value-type="float">
            <text:p>44.1824</text:p>
          </table:table-cell>
        </table:table-row>
        <table:table-row table:style-name="ro1">
          <table:table-cell office:value-type="float" office:value="0.246896" calcext:value-type="float">
            <text:p>0.246896</text:p>
          </table:table-cell>
          <table:table-cell office:value-type="float" office:value="3.97643" calcext:value-type="float">
            <text:p>3.97643</text:p>
          </table:table-cell>
          <table:table-cell table:number-columns-repeated="2"/>
          <table:table-cell office:value-type="float" office:value="0.999475" calcext:value-type="float">
            <text:p>0.999475</text:p>
          </table:table-cell>
          <table:table-cell office:value-type="float" office:value="45.1362" calcext:value-type="float">
            <text:p>45.1362</text:p>
          </table:table-cell>
        </table:table-row>
        <table:table-row table:style-name="ro1">
          <table:table-cell office:value-type="float" office:value="0.244968" calcext:value-type="float">
            <text:p>0.244968</text:p>
          </table:table-cell>
          <table:table-cell office:value-type="float" office:value="4.78838" calcext:value-type="float">
            <text:p>4.78838</text:p>
          </table:table-cell>
          <table:table-cell table:number-columns-repeated="2"/>
          <table:table-cell office:value-type="float" office:value="1.04471" calcext:value-type="float">
            <text:p>1.04471</text:p>
          </table:table-cell>
          <table:table-cell office:value-type="float" office:value="68.3983" calcext:value-type="float">
            <text:p>68.3983</text:p>
          </table:table-cell>
        </table:table-row>
        <table:table-row table:style-name="ro1">
          <table:table-cell office:value-type="float" office:value="0.243798" calcext:value-type="float">
            <text:p>0.243798</text:p>
          </table:table-cell>
          <table:table-cell office:value-type="float" office:value="4.17153" calcext:value-type="float">
            <text:p>4.17153</text:p>
          </table:table-cell>
          <table:table-cell table:number-columns-repeated="2"/>
          <table:table-cell office:value-type="float" office:value="1.0737" calcext:value-type="float">
            <text:p>1.0737</text:p>
          </table:table-cell>
          <table:table-cell office:value-type="float" office:value="112.439" calcext:value-type="float">
            <text:p>112.439</text:p>
          </table:table-cell>
        </table:table-row>
        <table:table-row table:style-name="ro1">
          <table:table-cell office:value-type="float" office:value="0.239921" calcext:value-type="float">
            <text:p>0.239921</text:p>
          </table:table-cell>
          <table:table-cell office:value-type="float" office:value="4.42628" calcext:value-type="float">
            <text:p>4.42628</text:p>
          </table:table-cell>
          <table:table-cell table:number-columns-repeated="2"/>
          <table:table-cell office:value-type="float" office:value="1.12292" calcext:value-type="float">
            <text:p>1.12292</text:p>
          </table:table-cell>
          <table:table-cell office:value-type="float" office:value="106.825" calcext:value-type="float">
            <text:p>106.825</text:p>
          </table:table-cell>
        </table:table-row>
        <table:table-row table:style-name="ro1">
          <table:table-cell office:value-type="float" office:value="0.235435" calcext:value-type="float">
            <text:p>0.235435</text:p>
          </table:table-cell>
          <table:table-cell office:value-type="float" office:value="4.28244" calcext:value-type="float">
            <text:p>4.28244</text:p>
          </table:table-cell>
          <table:table-cell table:number-columns-repeated="2"/>
          <table:table-cell office:value-type="float" office:value="1.12013" calcext:value-type="float">
            <text:p>1.12013</text:p>
          </table:table-cell>
          <table:table-cell office:value-type="float" office:value="77.8324" calcext:value-type="float">
            <text:p>77.8324</text:p>
          </table:table-cell>
        </table:table-row>
        <table:table-row table:style-name="ro1">
          <table:table-cell office:value-type="float" office:value="0.233136" calcext:value-type="float">
            <text:p>0.233136</text:p>
          </table:table-cell>
          <table:table-cell office:value-type="float" office:value="4.28472" calcext:value-type="float">
            <text:p>4.28472</text:p>
          </table:table-cell>
          <table:table-cell table:number-columns-repeated="2"/>
          <table:table-cell office:value-type="float" office:value="1.12351" calcext:value-type="float">
            <text:p>1.12351</text:p>
          </table:table-cell>
          <table:table-cell office:value-type="float" office:value="70.9702" calcext:value-type="float">
            <text:p>70.9702</text:p>
          </table:table-cell>
        </table:table-row>
        <table:table-row table:style-name="ro1">
          <table:table-cell office:value-type="float" office:value="0.228545" calcext:value-type="float">
            <text:p>0.228545</text:p>
          </table:table-cell>
          <table:table-cell office:value-type="float" office:value="4.6262" calcext:value-type="float">
            <text:p>4.6262</text:p>
          </table:table-cell>
          <table:table-cell table:number-columns-repeated="2"/>
          <table:table-cell office:value-type="float" office:value="1.11541" calcext:value-type="float">
            <text:p>1.11541</text:p>
          </table:table-cell>
          <table:table-cell office:value-type="float" office:value="57.9385" calcext:value-type="float">
            <text:p>57.9385</text:p>
          </table:table-cell>
        </table:table-row>
        <table:table-row table:style-name="ro1">
          <table:table-cell office:value-type="float" office:value="0.225401" calcext:value-type="float">
            <text:p>0.225401</text:p>
          </table:table-cell>
          <table:table-cell office:value-type="float" office:value="4.93854" calcext:value-type="float">
            <text:p>4.93854</text:p>
          </table:table-cell>
          <table:table-cell table:number-columns-repeated="2"/>
          <table:table-cell office:value-type="float" office:value="1.15755" calcext:value-type="float">
            <text:p>1.15755</text:p>
          </table:table-cell>
          <table:table-cell office:value-type="float" office:value="54.6509" calcext:value-type="float">
            <text:p>54.6509</text:p>
          </table:table-cell>
        </table:table-row>
        <table:table-row table:style-name="ro1">
          <table:table-cell office:value-type="float" office:value="0.2201" calcext:value-type="float">
            <text:p>0.2201</text:p>
          </table:table-cell>
          <table:table-cell office:value-type="float" office:value="4.0357" calcext:value-type="float">
            <text:p>4.0357</text:p>
          </table:table-cell>
          <table:table-cell table:number-columns-repeated="2"/>
          <table:table-cell office:value-type="float" office:value="1.13217" calcext:value-type="float">
            <text:p>1.13217</text:p>
          </table:table-cell>
          <table:table-cell office:value-type="float" office:value="96.1267" calcext:value-type="float">
            <text:p>96.126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64 to 1</text:p>
          </table:table-cell>
          <table:table-cell table:number-columns-repeated="3"/>
          <table:table-cell office:value-type="string" calcext:value-type="string">
            <text:p>64 to 1</text:p>
          </table:table-cell>
          <table: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 table:number-columns-repeated="2"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office:value-type="float" office:value="0.237513" calcext:value-type="float">
            <text:p>0.237513</text:p>
          </table:table-cell>
          <table:table-cell office:value-type="float" office:value="4.39849" calcext:value-type="float">
            <text:p>4.39849</text:p>
          </table:table-cell>
          <table:table-cell table:number-columns-repeated="2"/>
          <table:table-cell office:value-type="float" office:value="1.50356" calcext:value-type="float">
            <text:p>1.50356</text:p>
          </table:table-cell>
          <table:table-cell office:value-type="float" office:value="150.314" calcext:value-type="float">
            <text:p>150.314</text:p>
          </table:table-cell>
        </table:table-row>
        <table:table-row table:style-name="ro1">
          <table:table-cell office:value-type="float" office:value="0.210142" calcext:value-type="float">
            <text:p>0.210142</text:p>
          </table:table-cell>
          <table:table-cell office:value-type="float" office:value="3.68236" calcext:value-type="float">
            <text:p>3.68236</text:p>
          </table:table-cell>
          <table:table-cell table:number-columns-repeated="2"/>
          <table:table-cell office:value-type="float" office:value="1.50887" calcext:value-type="float">
            <text:p>1.50887</text:p>
          </table:table-cell>
          <table:table-cell office:value-type="float" office:value="91.0219" calcext:value-type="float">
            <text:p>91.0219</text:p>
          </table:table-cell>
        </table:table-row>
        <table:table-row table:style-name="ro1">
          <table:table-cell office:value-type="float" office:value="0.194569" calcext:value-type="float">
            <text:p>0.194569</text:p>
          </table:table-cell>
          <table:table-cell office:value-type="float" office:value="3.08553" calcext:value-type="float">
            <text:p>3.08553</text:p>
          </table:table-cell>
          <table:table-cell table:number-columns-repeated="2"/>
          <table:table-cell office:value-type="float" office:value="1.25879" calcext:value-type="float">
            <text:p>1.25879</text:p>
          </table:table-cell>
          <table:table-cell office:value-type="float" office:value="226.047" calcext:value-type="float">
            <text:p>226.047</text:p>
          </table:table-cell>
        </table:table-row>
        <table:table-row table:style-name="ro1">
          <table:table-cell office:value-type="float" office:value="0.18433" calcext:value-type="float">
            <text:p>0.18433</text:p>
          </table:table-cell>
          <table:table-cell office:value-type="float" office:value="3.09765" calcext:value-type="float">
            <text:p>3.09765</text:p>
          </table:table-cell>
          <table:table-cell table:number-columns-repeated="2"/>
          <table:table-cell office:value-type="float" office:value="1.23325" calcext:value-type="float">
            <text:p>1.23325</text:p>
          </table:table-cell>
          <table:table-cell office:value-type="float" office:value="75.7199" calcext:value-type="float">
            <text:p>75.7199</text:p>
          </table:table-cell>
        </table:table-row>
        <table:table-row table:style-name="ro1">
          <table:table-cell office:value-type="float" office:value="0.173517" calcext:value-type="float">
            <text:p>0.173517</text:p>
          </table:table-cell>
          <table:table-cell office:value-type="float" office:value="2.73503" calcext:value-type="float">
            <text:p>2.73503</text:p>
          </table:table-cell>
          <table:table-cell table:number-columns-repeated="2"/>
          <table:table-cell office:value-type="float" office:value="1.1083" calcext:value-type="float">
            <text:p>1.1083</text:p>
          </table:table-cell>
          <table:table-cell office:value-type="float" office:value="58.8044" calcext:value-type="float">
            <text:p>58.8044</text:p>
          </table:table-cell>
        </table:table-row>
        <table:table-row table:style-name="ro1">
          <table:table-cell office:value-type="float" office:value="0.164496" calcext:value-type="float">
            <text:p>0.164496</text:p>
          </table:table-cell>
          <table:table-cell office:value-type="float" office:value="2.77556" calcext:value-type="float">
            <text:p>2.77556</text:p>
          </table:table-cell>
          <table:table-cell table:number-columns-repeated="2"/>
          <table:table-cell office:value-type="float" office:value="1.08793" calcext:value-type="float">
            <text:p>1.08793</text:p>
          </table:table-cell>
          <table:table-cell office:value-type="float" office:value="51.1015" calcext:value-type="float">
            <text:p>51.1015</text:p>
          </table:table-cell>
        </table:table-row>
        <table:table-row table:style-name="ro1">
          <table:table-cell office:value-type="float" office:value="0.15833" calcext:value-type="float">
            <text:p>0.15833</text:p>
          </table:table-cell>
          <table:table-cell office:value-type="float" office:value="2.42566" calcext:value-type="float">
            <text:p>2.42566</text:p>
          </table:table-cell>
          <table:table-cell table:number-columns-repeated="2"/>
          <table:table-cell office:value-type="float" office:value="0.994309" calcext:value-type="float">
            <text:p>0.994309</text:p>
          </table:table-cell>
          <table:table-cell office:value-type="float" office:value="44.0501" calcext:value-type="float">
            <text:p>44.0501</text:p>
          </table:table-cell>
        </table:table-row>
        <table:table-row table:style-name="ro1">
          <table:table-cell office:value-type="float" office:value="0.156061" calcext:value-type="float">
            <text:p>0.156061</text:p>
          </table:table-cell>
          <table:table-cell office:value-type="float" office:value="2.06846" calcext:value-type="float">
            <text:p>2.06846</text:p>
          </table:table-cell>
          <table:table-cell table:number-columns-repeated="2"/>
          <table:table-cell office:value-type="float" office:value="0.988558" calcext:value-type="float">
            <text:p>0.988558</text:p>
          </table:table-cell>
          <table:table-cell office:value-type="float" office:value="44.5528" calcext:value-type="float">
            <text:p>44.5528</text:p>
          </table:table-cell>
        </table:table-row>
        <table:table-row table:style-name="ro1">
          <table:table-cell office:value-type="float" office:value="0.154768" calcext:value-type="float">
            <text:p>0.154768</text:p>
          </table:table-cell>
          <table:table-cell office:value-type="float" office:value="2.66052" calcext:value-type="float">
            <text:p>2.66052</text:p>
          </table:table-cell>
          <table:table-cell table:number-columns-repeated="2"/>
          <table:table-cell office:value-type="float" office:value="1.03191" calcext:value-type="float">
            <text:p>1.03191</text:p>
          </table:table-cell>
          <table:table-cell office:value-type="float" office:value="64.7246" calcext:value-type="float">
            <text:p>64.7246</text:p>
          </table:table-cell>
        </table:table-row>
        <table:table-row table:style-name="ro1">
          <table:table-cell office:value-type="float" office:value="0.153607" calcext:value-type="float">
            <text:p>0.153607</text:p>
          </table:table-cell>
          <table:table-cell office:value-type="float" office:value="2.49336" calcext:value-type="float">
            <text:p>2.49336</text:p>
          </table:table-cell>
          <table:table-cell table:number-columns-repeated="2"/>
          <table:table-cell office:value-type="float" office:value="1.05234" calcext:value-type="float">
            <text:p>1.05234</text:p>
          </table:table-cell>
          <table:table-cell office:value-type="float" office:value="109.674" calcext:value-type="float">
            <text:p>109.674</text:p>
          </table:table-cell>
        </table:table-row>
        <table:table-row table:style-name="ro1">
          <table:table-cell office:value-type="float" office:value="0.150895" calcext:value-type="float">
            <text:p>0.150895</text:p>
          </table:table-cell>
          <table:table-cell office:value-type="float" office:value="2.4219" calcext:value-type="float">
            <text:p>2.4219</text:p>
          </table:table-cell>
          <table:table-cell table:number-columns-repeated="2"/>
          <table:table-cell office:value-type="float" office:value="1.10525" calcext:value-type="float">
            <text:p>1.10525</text:p>
          </table:table-cell>
          <table:table-cell office:value-type="float" office:value="100.388" calcext:value-type="float">
            <text:p>100.388</text:p>
          </table:table-cell>
        </table:table-row>
        <table:table-row table:style-name="ro1">
          <table:table-cell office:value-type="float" office:value="0.147717" calcext:value-type="float">
            <text:p>0.147717</text:p>
          </table:table-cell>
          <table:table-cell office:value-type="float" office:value="2.25341" calcext:value-type="float">
            <text:p>2.25341</text:p>
          </table:table-cell>
          <table:table-cell table:number-columns-repeated="2"/>
          <table:table-cell office:value-type="float" office:value="1.10649" calcext:value-type="float">
            <text:p>1.10649</text:p>
          </table:table-cell>
          <table:table-cell office:value-type="float" office:value="77.0497" calcext:value-type="float">
            <text:p>77.0497</text:p>
          </table:table-cell>
        </table:table-row>
        <table:table-row table:style-name="ro1">
          <table:table-cell office:value-type="float" office:value="0.145387" calcext:value-type="float">
            <text:p>0.145387</text:p>
          </table:table-cell>
          <table:table-cell office:value-type="float" office:value="2.22801" calcext:value-type="float">
            <text:p>2.22801</text:p>
          </table:table-cell>
          <table:table-cell table:number-columns-repeated="2"/>
          <table:table-cell office:value-type="float" office:value="1.10905" calcext:value-type="float">
            <text:p>1.10905</text:p>
          </table:table-cell>
          <table:table-cell office:value-type="float" office:value="59.3783" calcext:value-type="float">
            <text:p>59.3783</text:p>
          </table:table-cell>
        </table:table-row>
        <table:table-row table:style-name="ro1">
          <table:table-cell office:value-type="float" office:value="0.142134" calcext:value-type="float">
            <text:p>0.142134</text:p>
          </table:table-cell>
          <table:table-cell office:value-type="float" office:value="2.18632" calcext:value-type="float">
            <text:p>2.18632</text:p>
          </table:table-cell>
          <table:table-cell table:number-columns-repeated="2"/>
          <table:table-cell office:value-type="float" office:value="1.10112" calcext:value-type="float">
            <text:p>1.10112</text:p>
          </table:table-cell>
          <table:table-cell office:value-type="float" office:value="54.4281" calcext:value-type="float">
            <text:p>54.4281</text:p>
          </table:table-cell>
        </table:table-row>
        <table:table-row table:style-name="ro1">
          <table:table-cell office:value-type="float" office:value="0.13968" calcext:value-type="float">
            <text:p>0.13968</text:p>
          </table:table-cell>
          <table:table-cell office:value-type="float" office:value="2.61397" calcext:value-type="float">
            <text:p>2.61397</text:p>
          </table:table-cell>
          <table:table-cell table:number-columns-repeated="2"/>
          <table:table-cell office:value-type="float" office:value="1.14686" calcext:value-type="float">
            <text:p>1.14686</text:p>
          </table:table-cell>
          <table:table-cell office:value-type="float" office:value="54.7582" calcext:value-type="float">
            <text:p>54.7582</text:p>
          </table:table-cell>
        </table:table-row>
        <table:table-row table:style-name="ro1">
          <table:table-cell office:value-type="float" office:value="0.135478" calcext:value-type="float">
            <text:p>0.135478</text:p>
          </table:table-cell>
          <table:table-cell office:value-type="float" office:value="2.238" calcext:value-type="float">
            <text:p>2.238</text:p>
          </table:table-cell>
          <table:table-cell table:number-columns-repeated="2"/>
          <table:table-cell office:value-type="float" office:value="1.10451" calcext:value-type="float">
            <text:p>1.10451</text:p>
          </table:table-cell>
          <table:table-cell office:value-type="float" office:value="87.9845" calcext:value-type="float">
            <text:p>87.984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32 to 1</text:p>
          </table:table-cell>
          <table:table-cell table:number-columns-repeated="3"/>
          <table:table-cell office:value-type="string" calcext:value-type="string">
            <text:p>32 to 1</text:p>
          </table:table-cell>
          <table: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 table:number-columns-repeated="2"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office:value-type="float" office:value="0.135653" calcext:value-type="float">
            <text:p>0.135653</text:p>
          </table:table-cell>
          <table:table-cell office:value-type="float" office:value="1.97277" calcext:value-type="float">
            <text:p>1.97277</text:p>
          </table:table-cell>
          <table:table-cell table:number-columns-repeated="2"/>
          <table:table-cell office:value-type="float" office:value="1.45839" calcext:value-type="float">
            <text:p>1.45839</text:p>
          </table:table-cell>
          <table:table-cell office:value-type="float" office:value="137.74" calcext:value-type="float">
            <text:p>137.74</text:p>
          </table:table-cell>
        </table:table-row>
        <table:table-row table:style-name="ro1">
          <table:table-cell office:value-type="float" office:value="0.12023" calcext:value-type="float">
            <text:p>0.12023</text:p>
          </table:table-cell>
          <table:table-cell office:value-type="float" office:value="1.75965" calcext:value-type="float">
            <text:p>1.75965</text:p>
          </table:table-cell>
          <table:table-cell table:number-columns-repeated="2"/>
          <table:table-cell office:value-type="float" office:value="1.4854" calcext:value-type="float">
            <text:p>1.4854</text:p>
          </table:table-cell>
          <table:table-cell office:value-type="float" office:value="82.9747" calcext:value-type="float">
            <text:p>82.9747</text:p>
          </table:table-cell>
        </table:table-row>
        <table:table-row table:style-name="ro1">
          <table:table-cell office:value-type="float" office:value="0.111279" calcext:value-type="float">
            <text:p>0.111279</text:p>
          </table:table-cell>
          <table:table-cell office:value-type="float" office:value="1.7293" calcext:value-type="float">
            <text:p>1.7293</text:p>
          </table:table-cell>
          <table:table-cell table:number-columns-repeated="2"/>
          <table:table-cell office:value-type="float" office:value="1.22281" calcext:value-type="float">
            <text:p>1.22281</text:p>
          </table:table-cell>
          <table:table-cell office:value-type="float" office:value="198.16" calcext:value-type="float">
            <text:p>198.16</text:p>
          </table:table-cell>
        </table:table-row>
        <table:table-row table:style-name="ro1">
          <table:table-cell office:value-type="float" office:value="0.105498" calcext:value-type="float">
            <text:p>0.105498</text:p>
          </table:table-cell>
          <table:table-cell office:value-type="float" office:value="1.7879" calcext:value-type="float">
            <text:p>1.7879</text:p>
          </table:table-cell>
          <table:table-cell table:number-columns-repeated="2"/>
          <table:table-cell office:value-type="float" office:value="1.21555" calcext:value-type="float">
            <text:p>1.21555</text:p>
          </table:table-cell>
          <table:table-cell office:value-type="float" office:value="74.1586" calcext:value-type="float">
            <text:p>74.1586</text:p>
          </table:table-cell>
        </table:table-row>
        <table:table-row table:style-name="ro1">
          <table:table-cell office:value-type="float" office:value="0.0993758" calcext:value-type="float">
            <text:p>0.0993758</text:p>
          </table:table-cell>
          <table:table-cell office:value-type="float" office:value="1.43191" calcext:value-type="float">
            <text:p>1.43191</text:p>
          </table:table-cell>
          <table:table-cell table:number-columns-repeated="2"/>
          <table:table-cell office:value-type="float" office:value="1.08547" calcext:value-type="float">
            <text:p>1.08547</text:p>
          </table:table-cell>
          <table:table-cell office:value-type="float" office:value="55.9686" calcext:value-type="float">
            <text:p>55.9686</text:p>
          </table:table-cell>
        </table:table-row>
        <table:table-row table:style-name="ro1">
          <table:table-cell office:value-type="float" office:value="0.0945054" calcext:value-type="float">
            <text:p>0.0945054</text:p>
          </table:table-cell>
          <table:table-cell office:value-type="float" office:value="1.47472" calcext:value-type="float">
            <text:p>1.47472</text:p>
          </table:table-cell>
          <table:table-cell table:number-columns-repeated="2"/>
          <table:table-cell office:value-type="float" office:value="1.07555" calcext:value-type="float">
            <text:p>1.07555</text:p>
          </table:table-cell>
          <table:table-cell office:value-type="float" office:value="49.3935" calcext:value-type="float">
            <text:p>49.3935</text:p>
          </table:table-cell>
        </table:table-row>
        <table:table-row table:style-name="ro1">
          <table:table-cell office:value-type="float" office:value="0.0907742" calcext:value-type="float">
            <text:p>0.0907742</text:p>
          </table:table-cell>
          <table:table-cell office:value-type="float" office:value="1.42371" calcext:value-type="float">
            <text:p>1.42371</text:p>
          </table:table-cell>
          <table:table-cell table:number-columns-repeated="2"/>
          <table:table-cell office:value-type="float" office:value="0.979013" calcext:value-type="float">
            <text:p>0.979013</text:p>
          </table:table-cell>
          <table:table-cell office:value-type="float" office:value="44.1963" calcext:value-type="float">
            <text:p>44.1963</text:p>
          </table:table-cell>
        </table:table-row>
        <table:table-row table:style-name="ro1">
          <table:table-cell office:value-type="float" office:value="0.089503" calcext:value-type="float">
            <text:p>0.089503</text:p>
          </table:table-cell>
          <table:table-cell office:value-type="float" office:value="1.32878" calcext:value-type="float">
            <text:p>1.32878</text:p>
          </table:table-cell>
          <table:table-cell table:number-columns-repeated="2"/>
          <table:table-cell office:value-type="float" office:value="0.976785" calcext:value-type="float">
            <text:p>0.976785</text:p>
          </table:table-cell>
          <table:table-cell office:value-type="float" office:value="40.6928" calcext:value-type="float">
            <text:p>40.6928</text:p>
          </table:table-cell>
        </table:table-row>
        <table:table-row table:style-name="ro1">
          <table:table-cell office:value-type="float" office:value="0.0887065" calcext:value-type="float">
            <text:p>0.0887065</text:p>
          </table:table-cell>
          <table:table-cell office:value-type="float" office:value="1.18494" calcext:value-type="float">
            <text:p>1.18494</text:p>
          </table:table-cell>
          <table:table-cell table:number-columns-repeated="2"/>
          <table:table-cell office:value-type="float" office:value="1.02248" calcext:value-type="float">
            <text:p>1.02248</text:p>
          </table:table-cell>
          <table:table-cell office:value-type="float" office:value="73.1668" calcext:value-type="float">
            <text:p>73.1668</text:p>
          </table:table-cell>
        </table:table-row>
        <table:table-row table:style-name="ro1">
          <table:table-cell office:value-type="float" office:value="0.0877932" calcext:value-type="float">
            <text:p>0.0877932</text:p>
          </table:table-cell>
          <table:table-cell office:value-type="float" office:value="1.25733" calcext:value-type="float">
            <text:p>1.25733</text:p>
          </table:table-cell>
          <table:table-cell table:number-columns-repeated="2"/>
          <table:table-cell office:value-type="float" office:value="1.03083" calcext:value-type="float">
            <text:p>1.03083</text:p>
          </table:table-cell>
          <table:table-cell office:value-type="float" office:value="101.826" calcext:value-type="float">
            <text:p>101.826</text:p>
          </table:table-cell>
        </table:table-row>
        <table:table-row table:style-name="ro1">
          <table:table-cell office:value-type="float" office:value="0.0861087" calcext:value-type="float">
            <text:p>0.0861087</text:p>
          </table:table-cell>
          <table:table-cell office:value-type="float" office:value="1.29383" calcext:value-type="float">
            <text:p>1.29383</text:p>
          </table:table-cell>
          <table:table-cell table:number-columns-repeated="2"/>
          <table:table-cell office:value-type="float" office:value="1.09132" calcext:value-type="float">
            <text:p>1.09132</text:p>
          </table:table-cell>
          <table:table-cell office:value-type="float" office:value="94.6936" calcext:value-type="float">
            <text:p>94.6936</text:p>
          </table:table-cell>
        </table:table-row>
        <table:table-row table:style-name="ro1">
          <table:table-cell office:value-type="float" office:value="0.0839401" calcext:value-type="float">
            <text:p>0.0839401</text:p>
          </table:table-cell>
          <table:table-cell office:value-type="float" office:value="1.19402" calcext:value-type="float">
            <text:p>1.19402</text:p>
          </table:table-cell>
          <table:table-cell table:number-columns-repeated="2"/>
          <table:table-cell office:value-type="float" office:value="1.08905" calcext:value-type="float">
            <text:p>1.08905</text:p>
          </table:table-cell>
          <table:table-cell office:value-type="float" office:value="68.5668" calcext:value-type="float">
            <text:p>68.5668</text:p>
          </table:table-cell>
        </table:table-row>
        <table:table-row table:style-name="ro1">
          <table:table-cell office:value-type="float" office:value="0.0819151" calcext:value-type="float">
            <text:p>0.0819151</text:p>
          </table:table-cell>
          <table:table-cell office:value-type="float" office:value="1.12996" calcext:value-type="float">
            <text:p>1.12996</text:p>
          </table:table-cell>
          <table:table-cell table:number-columns-repeated="2"/>
          <table:table-cell office:value-type="float" office:value="1.09261" calcext:value-type="float">
            <text:p>1.09261</text:p>
          </table:table-cell>
          <table:table-cell office:value-type="float" office:value="56.5289" calcext:value-type="float">
            <text:p>56.5289</text:p>
          </table:table-cell>
        </table:table-row>
        <table:table-row table:style-name="ro1">
          <table:table-cell office:value-type="float" office:value="0.0797744" calcext:value-type="float">
            <text:p>0.0797744</text:p>
          </table:table-cell>
          <table:table-cell office:value-type="float" office:value="1.19115" calcext:value-type="float">
            <text:p>1.19115</text:p>
          </table:table-cell>
          <table:table-cell table:number-columns-repeated="2"/>
          <table:table-cell office:value-type="float" office:value="1.08557" calcext:value-type="float">
            <text:p>1.08557</text:p>
          </table:table-cell>
          <table:table-cell office:value-type="float" office:value="51.2215" calcext:value-type="float">
            <text:p>51.2215</text:p>
          </table:table-cell>
        </table:table-row>
        <table:table-row table:style-name="ro1">
          <table:table-cell office:value-type="float" office:value="0.0778908" calcext:value-type="float">
            <text:p>0.0778908</text:p>
          </table:table-cell>
          <table:table-cell office:value-type="float" office:value="1.11639" calcext:value-type="float">
            <text:p>1.11639</text:p>
          </table:table-cell>
          <table:table-cell table:number-columns-repeated="2"/>
          <table:table-cell office:value-type="float" office:value="1.13191" calcext:value-type="float">
            <text:p>1.13191</text:p>
          </table:table-cell>
          <table:table-cell office:value-type="float" office:value="53.8385" calcext:value-type="float">
            <text:p>53.8385</text:p>
          </table:table-cell>
        </table:table-row>
        <table:table-row table:style-name="ro1">
          <table:table-cell office:value-type="float" office:value="0.0748576" calcext:value-type="float">
            <text:p>0.0748576</text:p>
          </table:table-cell>
          <table:table-cell office:value-type="float" office:value="0.988032" calcext:value-type="float">
            <text:p>0.988032</text:p>
          </table:table-cell>
          <table:table-cell table:number-columns-repeated="2"/>
          <table:table-cell office:value-type="float" office:value="1.09017" calcext:value-type="float">
            <text:p>1.09017</text:p>
          </table:table-cell>
          <table:table-cell office:value-type="float" office:value="84.7076" calcext:value-type="float">
            <text:p>84.707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16 to 1</text:p>
          </table:table-cell>
          <table:table-cell table:number-columns-repeated="3"/>
          <table:table-cell office:value-type="string" calcext:value-type="string">
            <text:p>16 to 1</text:p>
          </table:table-cell>
          <table: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 table:number-columns-repeated="2"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office:value-type="float" office:value="0.0676012" calcext:value-type="float">
            <text:p>0.0676012</text:p>
          </table:table-cell>
          <table:table-cell office:value-type="float" office:value="0.814122" calcext:value-type="float">
            <text:p>0.814122</text:p>
          </table:table-cell>
          <table:table-cell table:number-columns-repeated="2"/>
          <table:table-cell office:value-type="float" office:value="1.39596" calcext:value-type="float">
            <text:p>1.39596</text:p>
          </table:table-cell>
          <table:table-cell office:value-type="float" office:value="101.426" calcext:value-type="float">
            <text:p>101.426</text:p>
          </table:table-cell>
        </table:table-row>
        <table:table-row table:style-name="ro1">
          <table:table-cell office:value-type="float" office:value="0.0600646" calcext:value-type="float">
            <text:p>0.0600646</text:p>
          </table:table-cell>
          <table:table-cell office:value-type="float" office:value="0.807817" calcext:value-type="float">
            <text:p>0.807817</text:p>
          </table:table-cell>
          <table:table-cell table:number-columns-repeated="2"/>
          <table:table-cell office:value-type="float" office:value="1.45778" calcext:value-type="float">
            <text:p>1.45778</text:p>
          </table:table-cell>
          <table:table-cell office:value-type="float" office:value="89.4582" calcext:value-type="float">
            <text:p>89.4582</text:p>
          </table:table-cell>
        </table:table-row>
        <table:table-row table:style-name="ro1">
          <table:table-cell office:value-type="float" office:value="0.0557218" calcext:value-type="float">
            <text:p>0.0557218</text:p>
          </table:table-cell>
          <table:table-cell office:value-type="float" office:value="0.664309" calcext:value-type="float">
            <text:p>0.664309</text:p>
          </table:table-cell>
          <table:table-cell table:number-columns-repeated="2"/>
          <table:table-cell office:value-type="float" office:value="1.18652" calcext:value-type="float">
            <text:p>1.18652</text:p>
          </table:table-cell>
          <table:table-cell office:value-type="float" office:value="160.86" calcext:value-type="float">
            <text:p>160.86</text:p>
          </table:table-cell>
        </table:table-row>
        <table:table-row table:style-name="ro1">
          <table:table-cell office:value-type="float" office:value="0.0527631" calcext:value-type="float">
            <text:p>0.0527631</text:p>
          </table:table-cell>
          <table:table-cell office:value-type="float" office:value="0.634727" calcext:value-type="float">
            <text:p>0.634727</text:p>
          </table:table-cell>
          <table:table-cell table:number-columns-repeated="2"/>
          <table:table-cell office:value-type="float" office:value="1.18899" calcext:value-type="float">
            <text:p>1.18899</text:p>
          </table:table-cell>
          <table:table-cell office:value-type="float" office:value="83.622" calcext:value-type="float">
            <text:p>83.622</text:p>
          </table:table-cell>
        </table:table-row>
        <table:table-row table:style-name="ro1">
          <table:table-cell office:value-type="float" office:value="0.0498632" calcext:value-type="float">
            <text:p>0.0498632</text:p>
          </table:table-cell>
          <table:table-cell office:value-type="float" office:value="0.607175" calcext:value-type="float">
            <text:p>0.607175</text:p>
          </table:table-cell>
          <table:table-cell table:number-columns-repeated="2"/>
          <table:table-cell office:value-type="float" office:value="1.05578" calcext:value-type="float">
            <text:p>1.05578</text:p>
          </table:table-cell>
          <table:table-cell office:value-type="float" office:value="55.6108" calcext:value-type="float">
            <text:p>55.6108</text:p>
          </table:table-cell>
        </table:table-row>
        <table:table-row table:style-name="ro1">
          <table:table-cell office:value-type="float" office:value="0.0475721" calcext:value-type="float">
            <text:p>0.0475721</text:p>
          </table:table-cell>
          <table:table-cell office:value-type="float" office:value="0.616343" calcext:value-type="float">
            <text:p>0.616343</text:p>
          </table:table-cell>
          <table:table-cell table:number-columns-repeated="2"/>
          <table:table-cell office:value-type="float" office:value="1.05414" calcext:value-type="float">
            <text:p>1.05414</text:p>
          </table:table-cell>
          <table:table-cell office:value-type="float" office:value="40.209" calcext:value-type="float">
            <text:p>40.209</text:p>
          </table:table-cell>
        </table:table-row>
        <table:table-row table:style-name="ro1">
          <table:table-cell office:value-type="float" office:value="0.0456231" calcext:value-type="float">
            <text:p>0.0456231</text:p>
          </table:table-cell>
          <table:table-cell office:value-type="float" office:value="0.551847" calcext:value-type="float">
            <text:p>0.551847</text:p>
          </table:table-cell>
          <table:table-cell table:number-columns-repeated="2"/>
          <table:table-cell office:value-type="float" office:value="0.956105" calcext:value-type="float">
            <text:p>0.956105</text:p>
          </table:table-cell>
          <table:table-cell office:value-type="float" office:value="35.5983" calcext:value-type="float">
            <text:p>35.5983</text:p>
          </table:table-cell>
        </table:table-row>
        <table:table-row table:style-name="ro1">
          <table:table-cell office:value-type="float" office:value="0.0449995" calcext:value-type="float">
            <text:p>0.0449995</text:p>
          </table:table-cell>
          <table:table-cell office:value-type="float" office:value="0.506215" calcext:value-type="float">
            <text:p>0.506215</text:p>
          </table:table-cell>
          <table:table-cell table:number-columns-repeated="2"/>
          <table:table-cell office:value-type="float" office:value="0.955596" calcext:value-type="float">
            <text:p>0.955596</text:p>
          </table:table-cell>
          <table:table-cell office:value-type="float" office:value="35.3568" calcext:value-type="float">
            <text:p>35.3568</text:p>
          </table:table-cell>
        </table:table-row>
        <table:table-row table:style-name="ro1">
          <table:table-cell office:value-type="float" office:value="0.0446592" calcext:value-type="float">
            <text:p>0.0446592</text:p>
          </table:table-cell>
          <table:table-cell office:value-type="float" office:value="0.508935" calcext:value-type="float">
            <text:p>0.508935</text:p>
          </table:table-cell>
          <table:table-cell table:number-columns-repeated="2"/>
          <table:table-cell office:value-type="float" office:value="1.00403" calcext:value-type="float">
            <text:p>1.00403</text:p>
          </table:table-cell>
          <table:table-cell office:value-type="float" office:value="75.7747" calcext:value-type="float">
            <text:p>75.7747</text:p>
          </table:table-cell>
        </table:table-row>
        <table:table-row table:style-name="ro1">
          <table:table-cell office:value-type="float" office:value="0.0440585" calcext:value-type="float">
            <text:p>0.0440585</text:p>
          </table:table-cell>
          <table:table-cell office:value-type="float" office:value="0.527204" calcext:value-type="float">
            <text:p>0.527204</text:p>
          </table:table-cell>
          <table:table-cell table:number-columns-repeated="2"/>
          <table:table-cell office:value-type="float" office:value="1.00715" calcext:value-type="float">
            <text:p>1.00715</text:p>
          </table:table-cell>
          <table:table-cell office:value-type="float" office:value="84.8568" calcext:value-type="float">
            <text:p>84.8568</text:p>
          </table:table-cell>
        </table:table-row>
        <table:table-row table:style-name="ro1">
          <table:table-cell office:value-type="float" office:value="0.0431054" calcext:value-type="float">
            <text:p>0.0431054</text:p>
          </table:table-cell>
          <table:table-cell office:value-type="float" office:value="0.533128" calcext:value-type="float">
            <text:p>0.533128</text:p>
          </table:table-cell>
          <table:table-cell table:number-columns-repeated="2"/>
          <table:table-cell office:value-type="float" office:value="1.07135" calcext:value-type="float">
            <text:p>1.07135</text:p>
          </table:table-cell>
          <table:table-cell office:value-type="float" office:value="86.5262" calcext:value-type="float">
            <text:p>86.5262</text:p>
          </table:table-cell>
        </table:table-row>
        <table:table-row table:style-name="ro1">
          <table:table-cell office:value-type="float" office:value="0.0417594" calcext:value-type="float">
            <text:p>0.0417594</text:p>
          </table:table-cell>
          <table:table-cell office:value-type="float" office:value="0.48447" calcext:value-type="float">
            <text:p>0.48447</text:p>
          </table:table-cell>
          <table:table-cell table:number-columns-repeated="2"/>
          <table:table-cell office:value-type="float" office:value="1.07043" calcext:value-type="float">
            <text:p>1.07043</text:p>
          </table:table-cell>
          <table:table-cell office:value-type="float" office:value="68.6847" calcext:value-type="float">
            <text:p>68.6847</text:p>
          </table:table-cell>
        </table:table-row>
        <table:table-row table:style-name="ro1">
          <table:table-cell office:value-type="float" office:value="0.0404186" calcext:value-type="float">
            <text:p>0.0404186</text:p>
          </table:table-cell>
          <table:table-cell office:value-type="float" office:value="0.533776" calcext:value-type="float">
            <text:p>0.533776</text:p>
          </table:table-cell>
          <table:table-cell table:number-columns-repeated="2"/>
          <table:table-cell office:value-type="float" office:value="1.07187" calcext:value-type="float">
            <text:p>1.07187</text:p>
          </table:table-cell>
          <table:table-cell office:value-type="float" office:value="56.0402" calcext:value-type="float">
            <text:p>56.0402</text:p>
          </table:table-cell>
        </table:table-row>
        <table:table-row table:style-name="ro1">
          <table:table-cell office:value-type="float" office:value="0.0390195" calcext:value-type="float">
            <text:p>0.0390195</text:p>
          </table:table-cell>
          <table:table-cell office:value-type="float" office:value="0.452809" calcext:value-type="float">
            <text:p>0.452809</text:p>
          </table:table-cell>
          <table:table-cell table:number-columns-repeated="2"/>
          <table:table-cell office:value-type="float" office:value="1.06215" calcext:value-type="float">
            <text:p>1.06215</text:p>
          </table:table-cell>
          <table:table-cell office:value-type="float" office:value="47.3704" calcext:value-type="float">
            <text:p>47.3704</text:p>
          </table:table-cell>
        </table:table-row>
        <table:table-row table:style-name="ro1">
          <table:table-cell office:value-type="float" office:value="0.0377983" calcext:value-type="float">
            <text:p>0.0377983</text:p>
          </table:table-cell>
          <table:table-cell office:value-type="float" office:value="0.513811" calcext:value-type="float">
            <text:p>0.513811</text:p>
          </table:table-cell>
          <table:table-cell table:number-columns-repeated="2"/>
          <table:table-cell office:value-type="float" office:value="1.1125" calcext:value-type="float">
            <text:p>1.1125</text:p>
          </table:table-cell>
          <table:table-cell office:value-type="float" office:value="48.8142" calcext:value-type="float">
            <text:p>48.8142</text:p>
          </table:table-cell>
        </table:table-row>
        <table:table-row table:style-name="ro1">
          <table:table-cell office:value-type="float" office:value="0.0358448" calcext:value-type="float">
            <text:p>0.0358448</text:p>
          </table:table-cell>
          <table:table-cell office:value-type="float" office:value="0.47794" calcext:value-type="float">
            <text:p>0.47794</text:p>
          </table:table-cell>
          <table:table-cell table:number-columns-repeated="2"/>
          <table:table-cell office:value-type="float" office:value="1.06169" calcext:value-type="float">
            <text:p>1.06169</text:p>
          </table:table-cell>
          <table:table-cell office:value-type="float" office:value="72.8569" calcext:value-type="float">
            <text:p>72.856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8 to 1</text:p>
          </table:table-cell>
          <table:table-cell table:number-columns-repeated="3"/>
          <table:table-cell office:value-type="string" calcext:value-type="string">
            <text:p>8 to 1</text:p>
          </table:table-cell>
          <table: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 table:number-columns-repeated="2"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office:value-type="float" office:value="0.027519" calcext:value-type="float">
            <text:p>0.027519</text:p>
          </table:table-cell>
          <table:table-cell office:value-type="float" office:value="0.333537" calcext:value-type="float">
            <text:p>0.333537</text:p>
          </table:table-cell>
          <table:table-cell table:number-columns-repeated="2"/>
          <table:table-cell office:value-type="float" office:value="1.38903" calcext:value-type="float">
            <text:p>1.38903</text:p>
          </table:table-cell>
          <table:table-cell office:value-type="float" office:value="100.472" calcext:value-type="float">
            <text:p>100.472</text:p>
          </table:table-cell>
        </table:table-row>
        <table:table-row table:style-name="ro1">
          <table:table-cell office:value-type="float" office:value="0.0245778" calcext:value-type="float">
            <text:p>0.0245778</text:p>
          </table:table-cell>
          <table:table-cell office:value-type="float" office:value="0.298151" calcext:value-type="float">
            <text:p>0.298151</text:p>
          </table:table-cell>
          <table:table-cell table:number-columns-repeated="2"/>
          <table:table-cell office:value-type="float" office:value="1.45544" calcext:value-type="float">
            <text:p>1.45544</text:p>
          </table:table-cell>
          <table:table-cell office:value-type="float" office:value="89.344" calcext:value-type="float">
            <text:p>89.344</text:p>
          </table:table-cell>
        </table:table-row>
        <table:table-row table:style-name="ro1">
          <table:table-cell office:value-type="float" office:value="0.0229047" calcext:value-type="float">
            <text:p>0.0229047</text:p>
          </table:table-cell>
          <table:table-cell office:value-type="float" office:value="0.234572" calcext:value-type="float">
            <text:p>0.234572</text:p>
          </table:table-cell>
          <table:table-cell table:number-columns-repeated="2"/>
          <table:table-cell office:value-type="float" office:value="1.18251" calcext:value-type="float">
            <text:p>1.18251</text:p>
          </table:table-cell>
          <table:table-cell office:value-type="float" office:value="162.736" calcext:value-type="float">
            <text:p>162.736</text:p>
          </table:table-cell>
        </table:table-row>
        <table:table-row table:style-name="ro1">
          <table:table-cell office:value-type="float" office:value="0.0216765" calcext:value-type="float">
            <text:p>0.0216765</text:p>
          </table:table-cell>
          <table:table-cell office:value-type="float" office:value="0.233936" calcext:value-type="float">
            <text:p>0.233936</text:p>
          </table:table-cell>
          <table:table-cell table:number-columns-repeated="2"/>
          <table:table-cell office:value-type="float" office:value="1.18624" calcext:value-type="float">
            <text:p>1.18624</text:p>
          </table:table-cell>
          <table:table-cell office:value-type="float" office:value="82.7569" calcext:value-type="float">
            <text:p>82.7569</text:p>
          </table:table-cell>
        </table:table-row>
        <table:table-row table:style-name="ro1">
          <table:table-cell office:value-type="float" office:value="0.0205437" calcext:value-type="float">
            <text:p>0.0205437</text:p>
          </table:table-cell>
          <table:table-cell office:value-type="float" office:value="0.21599" calcext:value-type="float">
            <text:p>0.21599</text:p>
          </table:table-cell>
          <table:table-cell table:number-columns-repeated="2"/>
          <table:table-cell office:value-type="float" office:value="1.05252" calcext:value-type="float">
            <text:p>1.05252</text:p>
          </table:table-cell>
          <table:table-cell office:value-type="float" office:value="47.9209" calcext:value-type="float">
            <text:p>47.9209</text:p>
          </table:table-cell>
        </table:table-row>
        <table:table-row table:style-name="ro1">
          <table:table-cell office:value-type="float" office:value="0.0196398" calcext:value-type="float">
            <text:p>0.0196398</text:p>
          </table:table-cell>
          <table:table-cell office:value-type="float" office:value="0.204463" calcext:value-type="float">
            <text:p>0.204463</text:p>
          </table:table-cell>
          <table:table-cell table:number-columns-repeated="2"/>
          <table:table-cell office:value-type="float" office:value="1.05246" calcext:value-type="float">
            <text:p>1.05246</text:p>
          </table:table-cell>
          <table:table-cell office:value-type="float" office:value="41.1063" calcext:value-type="float">
            <text:p>41.1063</text:p>
          </table:table-cell>
        </table:table-row>
        <table:table-row table:style-name="ro1">
          <table:table-cell office:value-type="float" office:value="0.0188661" calcext:value-type="float">
            <text:p>0.0188661</text:p>
          </table:table-cell>
          <table:table-cell office:value-type="float" office:value="0.222479" calcext:value-type="float">
            <text:p>0.222479</text:p>
          </table:table-cell>
          <table:table-cell table:number-columns-repeated="2"/>
          <table:table-cell office:value-type="float" office:value="0.953842" calcext:value-type="float">
            <text:p>0.953842</text:p>
          </table:table-cell>
          <table:table-cell office:value-type="float" office:value="35.4091" calcext:value-type="float">
            <text:p>35.4091</text:p>
          </table:table-cell>
        </table:table-row>
        <table:table-row table:style-name="ro1">
          <table:table-cell office:value-type="float" office:value="0.0185833" calcext:value-type="float">
            <text:p>0.0185833</text:p>
          </table:table-cell>
          <table:table-cell office:value-type="float" office:value="0.208425" calcext:value-type="float">
            <text:p>0.208425</text:p>
          </table:table-cell>
          <table:table-cell table:number-columns-repeated="2"/>
          <table:table-cell office:value-type="float" office:value="0.954461" calcext:value-type="float">
            <text:p>0.954461</text:p>
          </table:table-cell>
          <table:table-cell office:value-type="float" office:value="34.762" calcext:value-type="float">
            <text:p>34.762</text:p>
          </table:table-cell>
        </table:table-row>
        <table:table-row table:style-name="ro1">
          <table:table-cell office:value-type="float" office:value="0.0184195" calcext:value-type="float">
            <text:p>0.0184195</text:p>
          </table:table-cell>
          <table:table-cell office:value-type="float" office:value="0.202729" calcext:value-type="float">
            <text:p>0.202729</text:p>
          </table:table-cell>
          <table:table-cell table:number-columns-repeated="2"/>
          <table:table-cell office:value-type="float" office:value="1.00266" calcext:value-type="float">
            <text:p>1.00266</text:p>
          </table:table-cell>
          <table:table-cell office:value-type="float" office:value="74.4447" calcext:value-type="float">
            <text:p>74.4447</text:p>
          </table:table-cell>
        </table:table-row>
        <table:table-row table:style-name="ro1">
          <table:table-cell office:value-type="float" office:value="0.0181176" calcext:value-type="float">
            <text:p>0.0181176</text:p>
          </table:table-cell>
          <table:table-cell office:value-type="float" office:value="0.187065" calcext:value-type="float">
            <text:p>0.187065</text:p>
          </table:table-cell>
          <table:table-cell table:number-columns-repeated="2"/>
          <table:table-cell office:value-type="float" office:value="1.00436" calcext:value-type="float">
            <text:p>1.00436</text:p>
          </table:table-cell>
          <table:table-cell office:value-type="float" office:value="83.7914" calcext:value-type="float">
            <text:p>83.7914</text:p>
          </table:table-cell>
        </table:table-row>
        <table:table-row table:style-name="ro1">
          <table:table-cell office:value-type="float" office:value="0.0176462" calcext:value-type="float">
            <text:p>0.0176462</text:p>
          </table:table-cell>
          <table:table-cell office:value-type="float" office:value="0.207941" calcext:value-type="float">
            <text:p>0.207941</text:p>
          </table:table-cell>
          <table:table-cell table:number-columns-repeated="2"/>
          <table:table-cell office:value-type="float" office:value="1.0691" calcext:value-type="float">
            <text:p>1.0691</text:p>
          </table:table-cell>
          <table:table-cell office:value-type="float" office:value="85.1427" calcext:value-type="float">
            <text:p>85.1427</text:p>
          </table:table-cell>
        </table:table-row>
        <table:table-row table:style-name="ro1">
          <table:table-cell office:value-type="float" office:value="0.0169765" calcext:value-type="float">
            <text:p>0.0169765</text:p>
          </table:table-cell>
          <table:table-cell office:value-type="float" office:value="0.178765" calcext:value-type="float">
            <text:p>0.178765</text:p>
          </table:table-cell>
          <table:table-cell table:number-columns-repeated="2"/>
          <table:table-cell office:value-type="float" office:value="1.06889" calcext:value-type="float">
            <text:p>1.06889</text:p>
          </table:table-cell>
          <table:table-cell office:value-type="float" office:value="68.1616" calcext:value-type="float">
            <text:p>68.1616</text:p>
          </table:table-cell>
        </table:table-row>
        <table:table-row table:style-name="ro1">
          <table:table-cell office:value-type="float" office:value="0.0163164" calcext:value-type="float">
            <text:p>0.0163164</text:p>
          </table:table-cell>
          <table:table-cell office:value-type="float" office:value="0.170056" calcext:value-type="float">
            <text:p>0.170056</text:p>
          </table:table-cell>
          <table:table-cell table:number-columns-repeated="2"/>
          <table:table-cell office:value-type="float" office:value="1.0699" calcext:value-type="float">
            <text:p>1.0699</text:p>
          </table:table-cell>
          <table:table-cell office:value-type="float" office:value="47.2333" calcext:value-type="float">
            <text:p>47.2333</text:p>
          </table:table-cell>
        </table:table-row>
        <table:table-row table:style-name="ro1">
          <table:table-cell office:value-type="float" office:value="0.0155858" calcext:value-type="float">
            <text:p>0.0155858</text:p>
          </table:table-cell>
          <table:table-cell office:value-type="float" office:value="0.158615" calcext:value-type="float">
            <text:p>0.158615</text:p>
          </table:table-cell>
          <table:table-cell table:number-columns-repeated="2"/>
          <table:table-cell office:value-type="float" office:value="1.06052" calcext:value-type="float">
            <text:p>1.06052</text:p>
          </table:table-cell>
          <table:table-cell office:value-type="float" office:value="43.5639" calcext:value-type="float">
            <text:p>43.5639</text:p>
          </table:table-cell>
        </table:table-row>
        <table:table-row table:style-name="ro1">
          <table:table-cell office:value-type="float" office:value="0.0148726" calcext:value-type="float">
            <text:p>0.0148726</text:p>
          </table:table-cell>
          <table:table-cell office:value-type="float" office:value="0.148263" calcext:value-type="float">
            <text:p>0.148263</text:p>
          </table:table-cell>
          <table:table-cell table:number-columns-repeated="2"/>
          <table:table-cell office:value-type="float" office:value="1.11115" calcext:value-type="float">
            <text:p>1.11115</text:p>
          </table:table-cell>
          <table:table-cell office:value-type="float" office:value="50.2742" calcext:value-type="float">
            <text:p>50.2742</text:p>
          </table:table-cell>
        </table:table-row>
        <table:table-row table:style-name="ro1">
          <table:table-cell office:value-type="float" office:value="0.013926" calcext:value-type="float">
            <text:p>0.013926</text:p>
          </table:table-cell>
          <table:table-cell office:value-type="float" office:value="0.162901" calcext:value-type="float">
            <text:p>0.162901</text:p>
          </table:table-cell>
          <table:table-cell table:number-columns-repeated="2"/>
          <table:table-cell office:value-type="float" office:value="1.05714" calcext:value-type="float">
            <text:p>1.05714</text:p>
          </table:table-cell>
          <table:table-cell office:value-type="float" office:value="72.8711" calcext:value-type="float">
            <text:p>72.871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4 to 1</text:p>
          </table:table-cell>
          <table:table-cell table:number-columns-repeated="3"/>
          <table:table-cell office:value-type="string" calcext:value-type="string">
            <text:p>4 to 1</text:p>
          </table:table-cell>
          <table: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 table:number-columns-repeated="2"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office:value-type="float" office:value="0.00831152" calcext:value-type="float">
            <text:p>0.00831152</text:p>
          </table:table-cell>
          <table:table-cell office:value-type="float" office:value="0.078848" calcext:value-type="float">
            <text:p>0.078848</text:p>
          </table:table-cell>
          <table:table-cell table:number-columns-repeated="2"/>
          <table:table-cell office:value-type="float" office:value="1.38234" calcext:value-type="float">
            <text:p>1.38234</text:p>
          </table:table-cell>
          <table:table-cell office:value-type="float" office:value="93.0536" calcext:value-type="float">
            <text:p>93.0536</text:p>
          </table:table-cell>
        </table:table-row>
        <table:table-row table:style-name="ro1">
          <table:table-cell office:value-type="float" office:value="0.00747728" calcext:value-type="float">
            <text:p>0.00747728</text:p>
          </table:table-cell>
          <table:table-cell office:value-type="float" office:value="0.0674925" calcext:value-type="float">
            <text:p>0.0674925</text:p>
          </table:table-cell>
          <table:table-cell table:number-columns-repeated="2"/>
          <table:table-cell office:value-type="float" office:value="1.45266" calcext:value-type="float">
            <text:p>1.45266</text:p>
          </table:table-cell>
          <table:table-cell office:value-type="float" office:value="86.2203" calcext:value-type="float">
            <text:p>86.2203</text:p>
          </table:table-cell>
        </table:table-row>
        <table:table-row table:style-name="ro1">
          <table:table-cell office:value-type="float" office:value="0.00695092" calcext:value-type="float">
            <text:p>0.00695092</text:p>
          </table:table-cell>
          <table:table-cell office:value-type="float" office:value="0.0638785" calcext:value-type="float">
            <text:p>0.0638785</text:p>
          </table:table-cell>
          <table:table-cell table:number-columns-repeated="2"/>
          <table:table-cell office:value-type="float" office:value="1.1781" calcext:value-type="float">
            <text:p>1.1781</text:p>
          </table:table-cell>
          <table:table-cell office:value-type="float" office:value="159.21" calcext:value-type="float">
            <text:p>159.21</text:p>
          </table:table-cell>
        </table:table-row>
        <table:table-row table:style-name="ro1">
          <table:table-cell office:value-type="float" office:value="0.00661832" calcext:value-type="float">
            <text:p>0.00661832</text:p>
          </table:table-cell>
          <table:table-cell office:value-type="float" office:value="0.0617973" calcext:value-type="float">
            <text:p>0.0617973</text:p>
          </table:table-cell>
          <table:table-cell table:number-columns-repeated="2"/>
          <table:table-cell office:value-type="float" office:value="1.18421" calcext:value-type="float">
            <text:p>1.18421</text:p>
          </table:table-cell>
          <table:table-cell office:value-type="float" office:value="85.3717" calcext:value-type="float">
            <text:p>85.3717</text:p>
          </table:table-cell>
        </table:table-row>
        <table:table-row table:style-name="ro1">
          <table:table-cell office:value-type="float" office:value="0.00631647" calcext:value-type="float">
            <text:p>0.00631647</text:p>
          </table:table-cell>
          <table:table-cell office:value-type="float" office:value="0.0609286" calcext:value-type="float">
            <text:p>0.0609286</text:p>
          </table:table-cell>
          <table:table-cell table:number-columns-repeated="2"/>
          <table:table-cell office:value-type="float" office:value="1.04968" calcext:value-type="float">
            <text:p>1.04968</text:p>
          </table:table-cell>
          <table:table-cell office:value-type="float" office:value="44.8397" calcext:value-type="float">
            <text:p>44.8397</text:p>
          </table:table-cell>
        </table:table-row>
        <table:table-row table:style-name="ro1">
          <table:table-cell office:value-type="float" office:value="0.0060638" calcext:value-type="float">
            <text:p>0.0060638</text:p>
          </table:table-cell>
          <table:table-cell office:value-type="float" office:value="0.0555918" calcext:value-type="float">
            <text:p>0.0555918</text:p>
          </table:table-cell>
          <table:table-cell table:number-columns-repeated="2"/>
          <table:table-cell office:value-type="float" office:value="1.05129" calcext:value-type="float">
            <text:p>1.05129</text:p>
          </table:table-cell>
          <table:table-cell office:value-type="float" office:value="40.0119" calcext:value-type="float">
            <text:p>40.0119</text:p>
          </table:table-cell>
        </table:table-row>
        <table:table-row table:style-name="ro1">
          <table:table-cell office:value-type="float" office:value="0.00584718" calcext:value-type="float">
            <text:p>0.00584718</text:p>
          </table:table-cell>
          <table:table-cell office:value-type="float" office:value="0.055241" calcext:value-type="float">
            <text:p>0.055241</text:p>
          </table:table-cell>
          <table:table-cell table:number-columns-repeated="2"/>
          <table:table-cell office:value-type="float" office:value="0.952257" calcext:value-type="float">
            <text:p>0.952257</text:p>
          </table:table-cell>
          <table:table-cell office:value-type="float" office:value="34.8115" calcext:value-type="float">
            <text:p>34.8115</text:p>
          </table:table-cell>
        </table:table-row>
        <table:table-row table:style-name="ro1">
          <table:table-cell office:value-type="float" office:value="0.00571934" calcext:value-type="float">
            <text:p>0.00571934</text:p>
          </table:table-cell>
          <table:table-cell office:value-type="float" office:value="0.0522016" calcext:value-type="float">
            <text:p>0.0522016</text:p>
          </table:table-cell>
          <table:table-cell table:number-columns-repeated="2"/>
          <table:table-cell office:value-type="float" office:value="0.953201" calcext:value-type="float">
            <text:p>0.953201</text:p>
          </table:table-cell>
          <table:table-cell office:value-type="float" office:value="34.8161" calcext:value-type="float">
            <text:p>34.8161</text:p>
          </table:table-cell>
        </table:table-row>
        <table:table-row table:style-name="ro1">
          <table:table-cell office:value-type="float" office:value="0.00564417" calcext:value-type="float">
            <text:p>0.00564417</text:p>
          </table:table-cell>
          <table:table-cell office:value-type="float" office:value="0.0512739" calcext:value-type="float">
            <text:p>0.0512739</text:p>
          </table:table-cell>
          <table:table-cell table:number-columns-repeated="2"/>
          <table:table-cell office:value-type="float" office:value="1.00152" calcext:value-type="float">
            <text:p>1.00152</text:p>
          </table:table-cell>
          <table:table-cell office:value-type="float" office:value="77.9621" calcext:value-type="float">
            <text:p>77.9621</text:p>
          </table:table-cell>
        </table:table-row>
        <table:table-row table:style-name="ro1">
          <table:table-cell office:value-type="float" office:value="0.00551376" calcext:value-type="float">
            <text:p>0.00551376</text:p>
          </table:table-cell>
          <table:table-cell office:value-type="float" office:value="0.0493901" calcext:value-type="float">
            <text:p>0.0493901</text:p>
          </table:table-cell>
          <table:table-cell table:number-columns-repeated="2"/>
          <table:table-cell office:value-type="float" office:value="1.00226" calcext:value-type="float">
            <text:p>1.00226</text:p>
          </table:table-cell>
          <table:table-cell office:value-type="float" office:value="79.5137" calcext:value-type="float">
            <text:p>79.5137</text:p>
          </table:table-cell>
        </table:table-row>
        <table:table-row table:style-name="ro1">
          <table:table-cell office:value-type="float" office:value="0.00532961" calcext:value-type="float">
            <text:p>0.00532961</text:p>
          </table:table-cell>
          <table:table-cell office:value-type="float" office:value="0.0491415" calcext:value-type="float">
            <text:p>0.0491415</text:p>
          </table:table-cell>
          <table:table-cell table:number-columns-repeated="2"/>
          <table:table-cell office:value-type="float" office:value="1.06786" calcext:value-type="float">
            <text:p>1.06786</text:p>
          </table:table-cell>
          <table:table-cell office:value-type="float" office:value="77.1781" calcext:value-type="float">
            <text:p>77.1781</text:p>
          </table:table-cell>
        </table:table-row>
        <table:table-row table:style-name="ro1">
          <table:table-cell office:value-type="float" office:value="0.00509717" calcext:value-type="float">
            <text:p>0.00509717</text:p>
          </table:table-cell>
          <table:table-cell office:value-type="float" office:value="0.0486303" calcext:value-type="float">
            <text:p>0.0486303</text:p>
          </table:table-cell>
          <table:table-cell table:number-columns-repeated="2"/>
          <table:table-cell office:value-type="float" office:value="1.06713" calcext:value-type="float">
            <text:p>1.06713</text:p>
          </table:table-cell>
          <table:table-cell office:value-type="float" office:value="73.1452" calcext:value-type="float">
            <text:p>73.1452</text:p>
          </table:table-cell>
        </table:table-row>
        <table:table-row table:style-name="ro1">
          <table:table-cell office:value-type="float" office:value="0.00484736" calcext:value-type="float">
            <text:p>0.00484736</text:p>
          </table:table-cell>
          <table:table-cell office:value-type="float" office:value="0.0425112" calcext:value-type="float">
            <text:p>0.0425112</text:p>
          </table:table-cell>
          <table:table-cell table:number-columns-repeated="2"/>
          <table:table-cell office:value-type="float" office:value="1.06817" calcext:value-type="float">
            <text:p>1.06817</text:p>
          </table:table-cell>
          <table:table-cell office:value-type="float" office:value="47.5462" calcext:value-type="float">
            <text:p>47.5462</text:p>
          </table:table-cell>
        </table:table-row>
        <table:table-row table:style-name="ro1">
          <table:table-cell office:value-type="float" office:value="0.00460907" calcext:value-type="float">
            <text:p>0.00460907</text:p>
          </table:table-cell>
          <table:table-cell office:value-type="float" office:value="0.0432993" calcext:value-type="float">
            <text:p>0.0432993</text:p>
          </table:table-cell>
          <table:table-cell table:number-columns-repeated="2"/>
          <table:table-cell office:value-type="float" office:value="1.05858" calcext:value-type="float">
            <text:p>1.05858</text:p>
          </table:table-cell>
          <table:table-cell office:value-type="float" office:value="43.0234" calcext:value-type="float">
            <text:p>43.0234</text:p>
          </table:table-cell>
        </table:table-row>
        <table:table-row table:style-name="ro1">
          <table:table-cell office:value-type="float" office:value="0.00429613" calcext:value-type="float">
            <text:p>0.00429613</text:p>
          </table:table-cell>
          <table:table-cell office:value-type="float" office:value="0.0421236" calcext:value-type="float">
            <text:p>0.0421236</text:p>
          </table:table-cell>
          <table:table-cell table:number-columns-repeated="2"/>
          <table:table-cell office:value-type="float" office:value="1.10944" calcext:value-type="float">
            <text:p>1.10944</text:p>
          </table:table-cell>
          <table:table-cell office:value-type="float" office:value="49.4603" calcext:value-type="float">
            <text:p>49.4603</text:p>
          </table:table-cell>
        </table:table-row>
        <table:table-row table:style-name="ro1">
          <table:table-cell office:value-type="float" office:value="0.0039833" calcext:value-type="float">
            <text:p>0.0039833</text:p>
          </table:table-cell>
          <table:table-cell office:value-type="float" office:value="0.035682" calcext:value-type="float">
            <text:p>0.035682</text:p>
          </table:table-cell>
          <table:table-cell table:number-columns-repeated="2"/>
          <table:table-cell office:value-type="float" office:value="1.05557" calcext:value-type="float">
            <text:p>1.05557</text:p>
          </table:table-cell>
          <table:table-cell office:value-type="float" office:value="73.249" calcext:value-type="float">
            <text:p>73.24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 to 1</text:p>
          </table:table-cell>
          <table:table-cell table:number-columns-repeated="3"/>
          <table:table-cell office:value-type="string" calcext:value-type="string">
            <text:p>2 to 1</text:p>
          </table:table-cell>
          <table: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 table:number-columns-repeated="2"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office:value-type="float" office:value="0.00165752" calcext:value-type="float">
            <text:p>0.00165752</text:p>
          </table:table-cell>
          <table:table-cell office:value-type="float" office:value="0.0128367" calcext:value-type="float">
            <text:p>0.0128367</text:p>
          </table:table-cell>
          <table:table-cell table:number-columns-repeated="2"/>
          <table:table-cell office:value-type="float" office:value="1.37336" calcext:value-type="float">
            <text:p>1.37336</text:p>
          </table:table-cell>
          <table:table-cell office:value-type="float" office:value="81.1729" calcext:value-type="float">
            <text:p>81.1729</text:p>
          </table:table-cell>
        </table:table-row>
        <table:table-row table:style-name="ro1">
          <table:table-cell office:value-type="float" office:value="0.00153295" calcext:value-type="float">
            <text:p>0.00153295</text:p>
          </table:table-cell>
          <table:table-cell office:value-type="float" office:value="0.0125204" calcext:value-type="float">
            <text:p>0.0125204</text:p>
          </table:table-cell>
          <table:table-cell table:number-columns-repeated="2"/>
          <table:table-cell office:value-type="float" office:value="1.44862" calcext:value-type="float">
            <text:p>1.44862</text:p>
          </table:table-cell>
          <table:table-cell office:value-type="float" office:value="84.3896" calcext:value-type="float">
            <text:p>84.3896</text:p>
          </table:table-cell>
        </table:table-row>
        <table:table-row table:style-name="ro1">
          <table:table-cell office:value-type="float" office:value="0.00142674" calcext:value-type="float">
            <text:p>0.00142674</text:p>
          </table:table-cell>
          <table:table-cell office:value-type="float" office:value="0.0107615" calcext:value-type="float">
            <text:p>0.0107615</text:p>
          </table:table-cell>
          <table:table-cell table:number-columns-repeated="2"/>
          <table:table-cell office:value-type="float" office:value="1.17231" calcext:value-type="float">
            <text:p>1.17231</text:p>
          </table:table-cell>
          <table:table-cell office:value-type="float" office:value="121.386" calcext:value-type="float">
            <text:p>121.386</text:p>
          </table:table-cell>
        </table:table-row>
        <table:table-row table:style-name="ro1">
          <table:table-cell office:value-type="float" office:value="0.00136587" calcext:value-type="float">
            <text:p>0.00136587</text:p>
          </table:table-cell>
          <table:table-cell office:value-type="float" office:value="0.0107904" calcext:value-type="float">
            <text:p>0.0107904</text:p>
          </table:table-cell>
          <table:table-cell table:number-columns-repeated="2"/>
          <table:table-cell office:value-type="float" office:value="1.18238" calcext:value-type="float">
            <text:p>1.18238</text:p>
          </table:table-cell>
          <table:table-cell office:value-type="float" office:value="122.04" calcext:value-type="float">
            <text:p>122.04</text:p>
          </table:table-cell>
        </table:table-row>
        <table:table-row table:style-name="ro1">
          <table:table-cell office:value-type="float" office:value="0.00132154" calcext:value-type="float">
            <text:p>0.00132154</text:p>
          </table:table-cell>
          <table:table-cell office:value-type="float" office:value="0.0101999" calcext:value-type="float">
            <text:p>0.0101999</text:p>
          </table:table-cell>
          <table:table-cell table:number-columns-repeated="2"/>
          <table:table-cell office:value-type="float" office:value="1.04641" calcext:value-type="float">
            <text:p>1.04641</text:p>
          </table:table-cell>
          <table:table-cell office:value-type="float" office:value="40.1448" calcext:value-type="float">
            <text:p>40.1448</text:p>
          </table:table-cell>
        </table:table-row>
        <table:table-row table:style-name="ro1">
          <table:table-cell office:value-type="float" office:value="0.00127914" calcext:value-type="float">
            <text:p>0.00127914</text:p>
          </table:table-cell>
          <table:table-cell office:value-type="float" office:value="0.0100089" calcext:value-type="float">
            <text:p>0.0100089</text:p>
          </table:table-cell>
          <table:table-cell table:number-columns-repeated="2"/>
          <table:table-cell office:value-type="float" office:value="1.04936" calcext:value-type="float">
            <text:p>1.04936</text:p>
          </table:table-cell>
          <table:table-cell office:value-type="float" office:value="39.5493" calcext:value-type="float">
            <text:p>39.5493</text:p>
          </table:table-cell>
        </table:table-row>
        <table:table-row table:style-name="ro1">
          <table:table-cell office:value-type="float" office:value="0.00124139" calcext:value-type="float">
            <text:p>0.00124139</text:p>
          </table:table-cell>
          <table:table-cell office:value-type="float" office:value="0.0102804" calcext:value-type="float">
            <text:p>0.0102804</text:p>
          </table:table-cell>
          <table:table-cell table:number-columns-repeated="2"/>
          <table:table-cell office:value-type="float" office:value="0.9501" calcext:value-type="float">
            <text:p>0.9501</text:p>
          </table:table-cell>
          <table:table-cell office:value-type="float" office:value="33.8515" calcext:value-type="float">
            <text:p>33.8515</text:p>
          </table:table-cell>
        </table:table-row>
        <table:table-row table:style-name="ro1">
          <table:table-cell office:value-type="float" office:value="0.00120726" calcext:value-type="float">
            <text:p>0.00120726</text:p>
          </table:table-cell>
          <table:table-cell office:value-type="float" office:value="0.00911641" calcext:value-type="float">
            <text:p>0.00911641</text:p>
          </table:table-cell>
          <table:table-cell table:number-columns-repeated="2"/>
          <table:table-cell office:value-type="float" office:value="0.950918" calcext:value-type="float">
            <text:p>0.950918</text:p>
          </table:table-cell>
          <table:table-cell office:value-type="float" office:value="34.252" calcext:value-type="float">
            <text:p>34.252</text:p>
          </table:table-cell>
        </table:table-row>
        <table:table-row table:style-name="ro1">
          <table:table-cell office:value-type="float" office:value="0.00119054" calcext:value-type="float">
            <text:p>0.00119054</text:p>
          </table:table-cell>
          <table:table-cell office:value-type="float" office:value="0.00951195" calcext:value-type="float">
            <text:p>0.00951195</text:p>
          </table:table-cell>
          <table:table-cell table:number-columns-repeated="2"/>
          <table:table-cell office:value-type="float" office:value="0.999699" calcext:value-type="float">
            <text:p>0.999699</text:p>
          </table:table-cell>
          <table:table-cell office:value-type="float" office:value="76.2854" calcext:value-type="float">
            <text:p>76.2854</text:p>
          </table:table-cell>
        </table:table-row>
        <table:table-row table:style-name="ro1">
          <table:table-cell office:value-type="float" office:value="0.00115899" calcext:value-type="float">
            <text:p>0.00115899</text:p>
          </table:table-cell>
          <table:table-cell office:value-type="float" office:value="0.00926405" calcext:value-type="float">
            <text:p>0.00926405</text:p>
          </table:table-cell>
          <table:table-cell table:number-columns-repeated="2"/>
          <table:table-cell office:value-type="float" office:value="0.999853" calcext:value-type="float">
            <text:p>0.999853</text:p>
          </table:table-cell>
          <table:table-cell office:value-type="float" office:value="77.3725" calcext:value-type="float">
            <text:p>77.3725</text:p>
          </table:table-cell>
        </table:table-row>
        <table:table-row table:style-name="ro1">
          <table:table-cell office:value-type="float" office:value="0.00110123" calcext:value-type="float">
            <text:p>0.00110123</text:p>
          </table:table-cell>
          <table:table-cell office:value-type="float" office:value="0.00800031" calcext:value-type="float">
            <text:p>0.00800031</text:p>
          </table:table-cell>
          <table:table-cell table:number-columns-repeated="2"/>
          <table:table-cell office:value-type="float" office:value="1.06592" calcext:value-type="float">
            <text:p>1.06592</text:p>
          </table:table-cell>
          <table:table-cell office:value-type="float" office:value="75.6753" calcext:value-type="float">
            <text:p>75.6753</text:p>
          </table:table-cell>
        </table:table-row>
        <table:table-row table:style-name="ro1">
          <table:table-cell office:value-type="float" office:value="0.00104633" calcext:value-type="float">
            <text:p>0.00104633</text:p>
          </table:table-cell>
          <table:table-cell office:value-type="float" office:value="0.00836909" calcext:value-type="float">
            <text:p>0.00836909</text:p>
          </table:table-cell>
          <table:table-cell table:number-columns-repeated="2"/>
          <table:table-cell office:value-type="float" office:value="1.06535" calcext:value-type="float">
            <text:p>1.06535</text:p>
          </table:table-cell>
          <table:table-cell office:value-type="float" office:value="74.5045" calcext:value-type="float">
            <text:p>74.5045</text:p>
          </table:table-cell>
        </table:table-row>
        <table:table-row table:style-name="ro1">
          <table:table-cell office:value-type="float" office:value="0.000982802" calcext:value-type="float">
            <text:p>0.000982802</text:p>
          </table:table-cell>
          <table:table-cell office:value-type="float" office:value="0.00754452" calcext:value-type="float">
            <text:p>0.00754452</text:p>
          </table:table-cell>
          <table:table-cell table:number-columns-repeated="2"/>
          <table:table-cell office:value-type="float" office:value="1.06624" calcext:value-type="float">
            <text:p>1.06624</text:p>
          </table:table-cell>
          <table:table-cell office:value-type="float" office:value="43.1138" calcext:value-type="float">
            <text:p>43.1138</text:p>
          </table:table-cell>
        </table:table-row>
        <table:table-row table:style-name="ro1">
          <table:table-cell office:value-type="float" office:value="0.000939542" calcext:value-type="float">
            <text:p>0.000939542</text:p>
          </table:table-cell>
          <table:table-cell office:value-type="float" office:value="0.00739336" calcext:value-type="float">
            <text:p>0.00739336</text:p>
          </table:table-cell>
          <table:table-cell table:number-columns-repeated="2"/>
          <table:table-cell office:value-type="float" office:value="1.05595" calcext:value-type="float">
            <text:p>1.05595</text:p>
          </table:table-cell>
          <table:table-cell office:value-type="float" office:value="42.2825" calcext:value-type="float">
            <text:p>42.2825</text:p>
          </table:table-cell>
        </table:table-row>
        <table:table-row table:style-name="ro1">
          <table:table-cell office:value-type="float" office:value="0.000851074" calcext:value-type="float">
            <text:p>0.000851074</text:p>
          </table:table-cell>
          <table:table-cell office:value-type="float" office:value="0.00710426" calcext:value-type="float">
            <text:p>0.00710426</text:p>
          </table:table-cell>
          <table:table-cell table:number-columns-repeated="2"/>
          <table:table-cell office:value-type="float" office:value="1.10763" calcext:value-type="float">
            <text:p>1.10763</text:p>
          </table:table-cell>
          <table:table-cell office:value-type="float" office:value="53.4398" calcext:value-type="float">
            <text:p>53.4398</text:p>
          </table:table-cell>
        </table:table-row>
        <table:table-row table:style-name="ro1">
          <table:table-cell office:value-type="float" office:value="0.000785924" calcext:value-type="float">
            <text:p>0.000785924</text:p>
          </table:table-cell>
          <table:table-cell office:value-type="float" office:value="0.00617564" calcext:value-type="float">
            <text:p>0.00617564</text:p>
          </table:table-cell>
          <table:table-cell table:number-columns-repeated="2"/>
          <table:table-cell office:value-type="float" office:value="1.04952" calcext:value-type="float">
            <text:p>1.04952</text:p>
          </table:table-cell>
          <table:table-cell office:value-type="float" office:value="51.498" calcext:value-type="float">
            <text:p>51.4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13:07:19.217138000</dc:date>
    <meta:editing-duration>PT13M46S</meta:editing-duration>
    <meta:editing-cycles>3</meta:editing-cycles>
    <meta:generator>LibreOffice/4.4.1.2$MacOSX_X86_64 LibreOffice_project/45e2de17089c24a1fa810c8f975a7171ba4cd432</meta:generator>
    <meta:document-statistic meta:table-count="1" meta:cell-count="493" meta:object-count="0"/>
  </office:meta>
</office:document-meta>
</file>